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ＭＳ 明朝" svg:font-family="'ＭＳ 明朝'"/>
    <style:font-face style:name="ＭＳ 明朝1"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ＭＳ 明朝" fo:font-size="11pt" fo:language="zxx" fo:country="none" style:font-name-asian="ＭＳ 明朝" style:font-size-asian="11pt" style:language-asian="ja" style:country-asian="JP" style:font-name-complex="ＭＳ 明朝" style:font-size-complex="11pt"/>
    </style:style>
    <style:style style:name="P3" style:family="paragraph" style:parent-style-name="Standard">
      <style:paragraph-properties>
        <style:tab-stops>
          <style:tab-stop style:position="1.771cm"/>
        </style:tab-stops>
      </style:paragraph-properties>
      <style:text-properties style:font-name="ＭＳ 明朝" fo:font-size="11pt" fo:language="zxx" fo:country="none" style:font-name-asian="ＭＳ 明朝" style:font-size-asian="11pt" style:language-asian="ja" style:country-asian="JP" style:font-name-complex="ＭＳ 明朝" style:font-size-complex="11pt"/>
    </style:style>
    <style:style style:name="P4" style:family="paragraph" style:parent-style-name="Standard">
      <style:text-properties style:font-name="ＭＳ 明朝" fo:font-size="11pt" fo:language="zxx" fo:country="none" fo:font-weight="normal" style:font-name-asian="ＭＳ 明朝" style:font-size-asian="11pt" style:language-asian="ja" style:country-asian="JP" style:font-weight-asian="normal" style:font-name-complex="ＭＳ 明朝" style:font-size-complex="11pt" style:font-weight-complex="normal"/>
    </style:style>
    <style:style style:name="P5" style:family="paragraph" style:parent-style-name="Standard" style:master-page-name="Standard">
      <style:paragraph-properties style:page-number="auto"/>
      <style:text-properties fo:color="#000000" style:font-name="ＭＳ 明朝1" fo:font-size="11pt" style:font-name-asian="ＭＳ 明朝1" style:font-size-asian="11pt" style:language-asian="ja" style:country-asian="JP" style:font-size-complex="11pt"/>
    </style:style>
    <style:style style:name="P6" style:family="paragraph" style:parent-style-name="Standard">
      <style:text-properties fo:color="#000000" style:font-name="ＭＳ 明朝1" fo:font-size="11pt" style:font-name-asian="ＭＳ 明朝1" style:font-size-asian="11pt" style:language-asian="ja" style:country-asian="JP" style:font-size-complex="11pt"/>
    </style:style>
    <style:style style:name="P7" style:family="paragraph" style:parent-style-name="Standard">
      <style:text-properties style:font-name="ＭＳ 明朝1" fo:font-size="11pt" style:font-name-asian="ＭＳ 明朝1" style:font-size-asian="11pt" style:font-size-complex="11pt"/>
    </style:style>
    <style:style style:name="P8" style:family="paragraph" style:parent-style-name="Standard">
      <style:text-properties style:font-name="ＭＳ 明朝" fo:font-size="11pt" fo:language="zxx" fo:country="none" style:font-name-asian="ＭＳ 明朝" style:font-size-asian="11pt" style:language-asian="ja" style:country-asian="JP" style:font-name-complex="ＭＳ 明朝" style:font-size-complex="11pt"/>
    </style:style>
    <style:style style:name="P9" style:family="paragraph" style:parent-style-name="Standard">
      <style:paragraph-properties>
        <style:tab-stops>
          <style:tab-stop style:position="1.771cm"/>
        </style:tab-stops>
      </style:paragraph-properties>
      <style:text-properties style:font-name="ＭＳ 明朝" fo:font-size="11pt" fo:language="zxx" fo:country="none" style:font-name-asian="ＭＳ 明朝" style:font-size-asian="11pt" style:language-asian="ja" style:country-asian="JP" style:font-name-complex="ＭＳ 明朝" style:font-size-complex="11pt"/>
    </style:style>
    <style:style style:name="P10" style:family="paragraph" style:parent-style-name="Standard">
      <style:paragraph-properties fo:text-align="end" style:justify-single-word="false"/>
      <style:text-properties style:font-name="ＭＳ 明朝" fo:font-size="11pt" fo:language="zxx" fo:country="none" style:font-name-asian="ＭＳ 明朝" style:font-size-asian="11pt" style:language-asian="ja" style:country-asian="JP" style:font-name-complex="ＭＳ 明朝" style:font-size-complex="11pt"/>
    </style:style>
    <style:style style:name="P11" style:family="paragraph" style:parent-style-name="Standard">
      <style:text-properties style:font-name="ＭＳ 明朝" fo:font-size="11pt" fo:language="zxx" fo:country="none" fo:font-weight="normal" style:font-name-asian="ＭＳ 明朝" style:font-size-asian="11pt" style:language-asian="ja" style:country-asian="JP" style:font-weight-asian="normal" style:font-name-complex="ＭＳ 明朝" style:font-size-complex="11pt" style:font-weight-complex="normal"/>
    </style:style>
    <style:style style:name="T1" style:family="text">
      <style:text-properties style:language-asian="ja" style:country-asian="JP"/>
    </style:style>
    <style:style style:name="T2" style:family="text">
      <style:text-properties fo:font-size="11pt" style:font-size-asian="11pt" style:font-size-complex="11pt"/>
    </style:style>
    <style:style style:name="T3" style:family="text">
      <style:text-properties style:font-name="ＭＳ 明朝" fo:language="zxx" fo:country="none" style:font-name-asian="ＭＳ 明朝" style:font-name-complex="ＭＳ 明朝"/>
    </style:style>
    <style:style style:name="T4" style:family="text">
      <style:text-properties style:font-name="ＭＳ 明朝" fo:language="zxx" fo:country="none" style:font-name-asian="ＭＳ 明朝" style:language-asian="ja" style:country-asian="JP" style:font-name-complex="ＭＳ 明朝"/>
    </style:style>
    <style:style style:name="T5" style:family="text">
      <style:text-properties style:font-name="ＭＳ 明朝" fo:font-size="11pt" fo:language="zxx" fo:country="none" style:font-name-asian="ＭＳ 明朝" style:font-size-asian="11pt" style:language-asian="ja" style:country-asian="JP" style:font-name-complex="ＭＳ 明朝" style:font-size-complex="11pt"/>
    </style:style>
    <style:style style:name="T6" style:family="text">
      <style:text-properties fo:color="#000000" style:language-asian="ja" style:country-asian="JP"/>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span text:style-name="T7">１　</text:span></text:p>
      <text:p text:style-name="P6">「笑うな！」</text:p>
      <text:p text:style-name="P7"><text:span text:style-name="T6">　</text:span><text:span text:style-name="T3">俺は、そのアパート</text:span><text:span text:style-name="T4">の一室</text:span><text:span text:style-name="T3">を出た。</text:span><text:span text:style-name="T4">背後から追ってくる声。</text:span><text:span text:style-name="T3">階段を止まることなく降りて、そのまま路地を右に曲がって、信号</text:span><text:span text:style-name="T4">を</text:span><text:span text:style-name="T3">無視して夜の街中を走り続ける。車のクラクション</text:span><text:span text:style-name="T4">が</text:span><text:span text:style-name="T3">俺を叱る。</text:span><text:span text:style-name="T4">もう日が落ちていた</text:span><text:span text:style-name="T3">から、余計に</text:span><text:span text:style-name="T4">向かい風</text:span><text:span text:style-name="T3">が冷たかった。</text:span></text:p>
      <text:p text:style-name="P2">　ようやく、人気のない公園についた。足を止めて後ろを振り返ると、もうアイツの姿も見えなかった。どうやら振り切るのに成功したらしい。息切れがする。今度は、チラホラ降り始める雪が、俺の体温を心地よく溶かしてくれた。</text:p>
      <text:p text:style-name="P2">「ハァ、もう行きたくなぁい」</text:p>
      <text:p text:style-name="P2">　もう少し足を進めれば、今度は俺のアパートが見えてくる筈だった。</text:p>
      <text:p text:style-name="P2">　こうもなると、一人暮らしも空しくなってくる。何が華やかな学園生活。明日から高等部に持ち上がるというのに、この不況続きの中、いろいろ進路のことだって考え始めなきゃならないというのに。明日の朝、さっそく学校へ登校するのが怖いだなんて。</text:p>
      <text:p text:style-name="P2">　俺は、しばらくの間、ベンチに腰掛けることもなく、その場に突っ立ったまま、星を探すフリをして真っ暗な夜空を見上げていた。こんな気持ちのときは、星をいっぱい出してくれればいいのに、なんてケチなやろうだ。</text:p>
      <text:p text:style-name="P2">「オニ=チーダくん？」</text:p>
      <text:p text:style-name="P2">　背後から、とつぜん声がかかった。その名は俺の名前だった。この、残念な俺の。</text:p>
      <text:p text:style-name="P2">　後ろを振り返ると、見るからに政府の都に住む人物といった、いい身なりをした老人が一人立っていた。マントのフードを深く被っているから、顔はよく見えなかった。この残念な俺に、一体何の用事だというのだ。</text:p>
      <text:p text:style-name="P2">「そうですけど」</text:p>
      <text:p text:style-name="P2">「君を、探して参りました」</text:p>
      <text:p text:style-name="P2">　老人は、丁寧に頭を下げると、マントの中から、名刺を取り出して、それを俺に差し出してきた。俺の予想は外れてなかった。彼は政府の人間だった。名前には特に興味がなかった。</text:p>
      <text:p text:style-name="P2"><text:soft-page-break/>「俺に、何か？」</text:p>
      <text:p text:style-name="P2">「君に頼みがあって参りました。用件を伝えたいので、よろしければ馬車の中へどうですかな」</text:p>
      <text:p text:style-name="P2">　俺は、彼が指差した方を見た。この庶民の街にそぐわないような、立派な馬車が一台、公園の出口の脇に止まっていた。俺がくしゃみをすると、男は「ホットドリンクでも、中で差し上げましょう」といい具合に促した。</text:p>
      <text:p text:style-name="P2">　馬車の中に入ると、急に暖かくなった。ついでに、車が走り出したからちょっと驚いた。</text:p>
      <text:p text:style-name="P2">「どこに向かってるんですか？」</text:p>
      <text:p text:style-name="P2">「その前にひとつ、聞きたいことがあります。この西国アカハナにも、かつてバブルといわれる時代があったことはご存知ですかな」</text:p>
      <text:p text:style-name="P2">「知ってます」</text:p>
      <text:p text:style-name="P2">「そう、今から六百年程前、バブル大世紀と呼ばれる時代があった」</text:p>
      <text:p text:style-name="P2">「はぁ……、知ってます。ていうかたぶん、俺くらいの歳で知らない奴はいませんよ。言っておきますけどね、毎回、経済のテストにだって出るんですから」</text:p>
      <text:p text:style-name="P2">「ならば、話は早いと思いますよ」</text:p>
      <text:p text:style-name="P2">　強引だけど、丁寧なその言い回しに、不思議と文句をつけづらい。これぞ、高貴な暮らしを送る者が放つオーラだとでもいうのだろうか。</text:p>
      <text:p text:style-name="P2">　今度は、老人は布製のカバンから何かを取り出すと、それを俺に渡した。資料だった。</text:p>
      <text:p text:style-name="P2">「なんですか、これ。もしかして、テスト問題ですか？」</text:p>
      <text:p text:style-name="P2">「いいですかな、テストからは、一旦頭を切り離してくだされ。バブル時代を知っているとならば、当然、あの伝説をご存知ですかな」</text:p>
      <text:p text:style-name="P2">「はぁ……」</text:p>
      <text:p text:style-name="P2">　歴史の教科書に一度は出てくる、あの美女たちの像は、イヤでも俺の心を離さない。</text:p>
      <text:p text:style-name="P2"><text:soft-page-break/>「その伝説が本当だと言ったら。あのバブルを、たった五人の人間が引き起こしたものだといったら、信じますかな？」</text:p>
      <text:p text:style-name="P2">「……じゃあ、はい」</text:p>
      <text:p text:style-name="P2">「質問を変えます。大帝国ソンアを囲う四つの国々の生活は、なにで成り立っているか、ご存知ですかな」</text:p>
      <text:p text:style-name="P2">　もちろん庶民の俺としては、「アカハナの国民が精一杯働いているからじゃ！」と鼻息荒く答えたい。だけど、正式な答えはそうじゃない。そう答えたら点数が半分もらえない。</text:p>
      <text:p text:style-name="P2">「……まぁ、はい」</text:p>
      <text:p text:style-name="P2">「率直に申し上げましょう。貴方に、協力していただきたいのです。貴方は、わが国唯一の『光』です」</text:p>
      <text:p text:style-name="P2">「ぶっ」</text:p>
      <text:p text:style-name="P2">　思わぬ発言に、俺は一回吹いてから、慌てて口元を押さえて、咳き込んでるフリにかえた。この育ちのいい坊ちゃんは、一体俺に何を言いたいというのだ。</text:p>
      <text:p text:style-name="P2">「ゴホ、ゴホ……いえ、あの、この飲み物、ちょっと熱すぎませんか？　……いや、そんな、謝らないでください。はい、それで……僕が希望の光とは、一体どういうことでしょうか？」</text:p>
      <text:p text:style-name="P2">「私は、『光』だと言ったのです。前の方は余計です」</text:p>
      <text:p text:style-name="P2">「……」</text:p>
      <text:p text:style-name="P2">　あまりにも老人が生真面目なので、想像以上に腰が落ち着かない。もうどんなに寒くてもいいから、早く車を降りてしまいたい気がしてきた頃、次の彼の言葉「貴方には、周りの心を惹きよせる能力があります」を聞いて、俺は彼に向き直った。</text:p>
      <text:p text:style-name="P2">「そう思いますか」</text:p>
      <text:p text:style-name="P2">「ええ。ですから、その才能を生かして、我が使徒たちを説得していただきたいのです。貴方にはそれまでの間、政府の都で暮らすのです。ご両親にはもう承諾を得ています。給与は、一人につき四十ジル出ます」</text:p>
      <text:p text:style-name="P2">「……ええっ？」</text:p>
      <text:p text:style-name="P2">　その悲鳴はきっと、車の壁を越えて、横を通り交う人々の耳まで届いたに違いない。</text:p>
      <text:p text:style-name="P2"><text:soft-page-break/>　そう、高等部に上がったら、社会進出に向けて準備を始めなきゃならない今、その額はリアルに俺の胸に響いた。</text:p>
      <text:p text:style-name="P2">　ひとり四十ジルといったら、学校を出て企業に就職する一般社会人の、月収にあたる額だった。</text:p>
      <text:p text:style-name="Standard"><text:span text:style-name="T5">　――俺の気が進まないという勝手な理由で、だいぶ説明が遅れたが、この国の資源はほぼ全て、生まれながらに特別な能力を持ったソンアに住む魔族たちによって、賄われている。四つの大陸の中央に位置する大陸――大帝国ソンアには、魔族たちを中心として、あらゆる富豪たちが移り住んでいる。環境にも恵まれた豊かな大陸だ。彼らは神扱いされているが、所詮は人の子。我々となんら変わらない心を持っている。だから、あらゆる国々は彼らの気を惹こうと躍起になり、使いを送っているのだ。その使いこそが、政府の都に住む「ライラ」と呼ばれる団体で、唯一ソンアに渡ることができ、彼らと直接接触を図ることが出来る人物でもある。全国から厳選された人物だけが、このライラになることを許される。通常であれば、彼らに会うことは到底不可能、姿さえ見たこともナイ。言ってしまえば雲の上の存在である彼らに対して、俺が説得？</text:span></text:p>
      <text:p text:style-name="P2">「ちょっと待ってくださいよ、なにを説得しろとするんですか！」</text:p>
      <text:p text:style-name="P2">「いいですか、まずは落ち着いてください。やってくれますね？」</text:p>
      <text:p text:style-name="P2">「まだ分かりません。大体、俺が希望の光だからって」</text:p>
      <text:p text:style-name="P2">「光です」</text:p>
      <text:p text:style-name="P2">「光……だからって……ブッ、ゴホ、ゴホ……いや、謝らないでください……」</text:p>
      <text:p text:style-name="P2">　俺は動揺が治まらないまま、ようやく資料に眼を通した。</text:p>
      <text:p text:style-name="P2">　パラパラめくると、そこに、伝説の使徒たちの説明を見つけた。</text:p>
      <text:p text:style-name="P2">「実は、六百年前から今までも、たまにルキアを生まれ持つ人間は誕生していたのです。けれど、彼らの特徴として、頑固であり、政府の都の使いとして働くことに素直に応じてくれないという難点がある。私はもう長いこと、彼らに赴く度に、挫折を繰り返したものじゃ」</text:p>
      <text:p text:style-name="P2">「失礼ですが、いまお幾つですか？」</text:p>
      <text:p text:style-name="P2">「九九九歳です」</text:p>
      <text:p text:style-name="P2"><text:soft-page-break/>「――え？」</text:p>
      <text:p text:style-name="P2">「本当ですよ。私は、訳あって魔族と人間の間に生まれたのじゃ。それからは、この国の行く末を見守ることが指名だと思っておる。だから、もう一度、口を酸っぱくさせて言わせてもらいましょう。今回は稀に全部で九つもの能力を持つものたちが同時に誕生したのです。彼らは集まることで、互いの能力を極めあうのじゃ。彼らにやる気さえ持たせることさえできれば、六百年前のあの奇跡をもう一度、呼び起こすことができる。私はこれを運命だと感じておる。その証拠に、いま、私の目の前に」</text:p>
      <text:p text:style-name="P2">　彼は、俺の額を指差した。</text:p>
      <text:p text:style-name="P2">「『光』である貴方がいる。光は、全ての使徒を説得させ、ここに終結させる役目を担っているのです。これは、貴方に課せられた使命なのです。さぁ、やってくれますね？」</text:p>
      <text:p text:style-name="P2">「そう言われましても……」</text:p>
      <text:p text:style-name="P2">　俺は、この強引な老人を目の前に、どう切り抜けたらいいか分からずに、また資料に眼を落とした。</text:p>
      <text:p text:style-name="P2">　――今回誕生したルキアは全てで、「華」「緑」「蝶」「眼」「水」「風」「枯」「星」「陽」の八つ。ルキアを生まれ持つ人間の特徴として、「容姿端麗」と挙げられている。……俺には十分だった。俺の心を決めるには十分すぎた。たった今、彼女に浮気がバレて平手打ちを喰らった俺には。</text:p>
      <text:p text:style-name="P2">　思い返せば何をするにも、今まで彼女の部屋だった。けれど今から約一時間前。彼女が突然俺の部屋に来て、女物の歯ブラシを発見。</text:p>
      <text:p text:style-name="P2">「あ、用意してくれたの？」</text:p>
      <text:p text:style-name="P2">「あっ、それは……っ、うん、うんそうそう」</text:p>
      <text:p text:style-name="P2">「……」</text:p>
      <text:p text:style-name="P2">　もうそれだけで十分だった。彼女は馬鹿じゃない。もう分かる。もうバレてる。それで討論になって、言い合いは続いて……。そう、俺には、笑っちゃいけない時に笑ってしまう良くない癖がある。余りにも興奮してる彼女を目の前に、一番やっちゃいけないことだった。本気で愛してた。それなのに、どうしてこう、男というものは軽い生き物なのだろう。瞼を閉じれば、ほら…<text:soft-page-break/>…</text:p>
      <text:p text:style-name="P2">　いま、あの伝説の使徒たちの像が、俺の瞼の裏にある。美女たちは、俺と眼が合うと次々と色づき、微笑み、目配せし、ウインクした。</text:p>
      <text:p text:style-name="P2">「俺、やります。これが契約書ですよね。サインしますから、ペン貸してください」</text:p>
      <text:p text:style-name="P2">「そうか、どうもありがとう、チーダくん！」</text:p>
      <text:p text:style-name="P2">「いいえ、とんでもない」</text:p>
      <text:p text:style-name="P2">　俺は、サインをした。それだけだった。それだけのことで、俺の世界はどーんと変わったのだった。</text:p>
      <text:p text:style-name="P2"/>
      <text:p text:style-name="P2"/>
      <text:p text:style-name="P2"/>
      <text:p text:style-name="P2"/>
      <text:p text:style-name="P2">　<text:span text:style-name="T7">２</text:span></text:p>
      <text:p text:style-name="P2"><text:span text:style-name="T7">　</text:span><text:span text:style-name="T8">こうして、俺は政府の都「アンジー」の住人となった。</text:span></text:p>
      <text:p text:style-name="P4"><text:s/>本来、一般人は決して潜ることを許されないゲートを潜ったところで、馬車はようやく止まった。窓越しに、初めて都を目にした。そこは、噂で耳にするよりも遥かに美しく、最も進化した技術が全てここに終結されたような街だった。行き交う人々の服装、仕草さえもが洗練されて見え、俺の心を奪った。</text:p>
      <text:p text:style-name="P4">「チーダくん、どうかされましたか？」</text:p>
      <text:p text:style-name="P4">「いえ、なんでもありません」</text:p>
      <text:p text:style-name="P4">「車酔いでもされましたかな？　さぁ、ここから更に、ライラ居住区に向かいましょう」</text:p>
      <text:p text:style-name="P4">　御者が綱を引き、馬車は再び走り出した。</text:p>
      <text:p text:style-name="P4">　俺がこれから暮らすという場所は、ライラ居住区の中でも最も立派な施設の中にあり、七階だった。扉には、すでに「オニ＝<text:soft-page-break/>チーダ」という文字があった。</text:p>
      <text:p text:style-name="P4">「鍵は、貴方自身の指です。そこのカバーを開けて、黒いプレートに、手の平を翳してください。貴方の五つの指紋が、全てそこに認識されます」――「何か？」</text:p>
      <text:p text:style-name="P4">「あ、いえ」</text:p>
      <text:p text:style-name="P4">　表向きは優雅な学生とはいえ、蓋を開ければ貧乏な一人暮らしを送っていた男には、到底、無縁だった世界が目の前に広がっていた。俺は初めてのことで戸惑っていたが、内心どこかで喜んでいた。　――そう、老人の仰ぐとおり、俺は何かと人から好かれやすい傾向にあった。こう見えて周りに気を遣うタイプで、我武者羅に愛想を振りまいては、笑いをとって、ちゃんと勉強もして、スポーツもできて、クラスでも一目置かれる存在だった。クラスの女の子たちは勿論、男でさえ、俺にゴマを擦る奴もいた。だから、苦労してきた俺に相応しい場所を見つけたような、そんな奢りがあったのだ。</text:p>
      <text:p text:style-name="P4">「では、私はあなたのお食事の予約をとってまいりますから、中でくつろいでいてください」</text:p>
      <text:p text:style-name="P4">　老人はそれだけ言い残すと、元来た方へ去っていった。</text:p>
      <text:p text:style-name="P2">　俺は室内に入る。頑張れば三人は入れそうな、ふかふかとしたシングルベッド。窓を開ける。七階だから見晴らしがよく、下を見下ろすとバラ園が広がっていた。花の時期ではなかったけれど、ライトにほんのりと照らされる緑が艶やかだ。窓を開けたまま、室内を見渡す。全体としてベージュを基調とされたセンスのいい部屋だった。生まれてからかつて、こんな豪華な部屋に住むのは初めてだった。</text:p>
      <text:p text:style-name="P2">　俺は花の下を人差し指で擦ると、照れ笑いをごまかした。</text:p>
      <text:p text:style-name="P2">「チーダくん、気に入ってくれたかな」</text:p>
      <text:p text:style-name="P2">　開けっ放しになっていたドアの向こうから、老人の顔が覗いていた。俺はギクリとする。元から色白の老人は半顔だけ覗かせている。</text:p>
      <text:p text:style-name="P2">「あ、はい」</text:p>
      <text:p text:style-name="P3">「晩御飯のご用意が整いました。他に、何かご要望はございますかな。あるとすれば、今のうちにおっしゃってください」</text:p>
      <text:p text:style-name="P2"><text:soft-page-break/>「はい。じゃあ……」</text:p>
      <text:p text:style-name="P2">　俺は、明日の朝一に自分の街へ帰って、両親に挨拶したいうまを伝えた。すると、老人は表情をひとつも崩さずに、一度ライラに加入したら、契約が終わるまで戻れない決まりになってます、と断った。正直、そこまで両親に対して義理堅い訳でもない。ただ、あまりにも一方的な展開に腹が立った。</text:p>
      <text:p text:style-name="P2">「とつぜん連れてきといて、それはないでしょう！」</text:p>
      <text:p text:style-name="P2">「貴方が何も言わないので、それでいいのかと思いました」</text:p>
      <text:p text:style-name="P2">　やけに落ち着いた――慣れているような口調で断られた。俺が納得できずにいると、老人は次に、契約書を俺に目の前にチラつかせてきた。そこには、確かにそういう項目があったのだった。俺はカクリと、首を前に追った――結局、仕方なしに、俺は定期的に手紙を書かせてもらうことと、貰った給与から必要な生活費を差しい引いた額を、両親の元に郵送してもらうことで、承諾をした。まぁ、元々家を出ていた身だし、姉と弟もいるから、そこまで寂しくもならないだろう。きっと、この俺の気持ちは伝わるに違いない。</text:p>
      <text:p text:style-name="P2">　他にも、ここに来たら、家族を除く外との一切の交友関係を持つことは許されないのだという。元カノは勿論、「路頭に迷ったら、一緒に暮らしましょうよ、ふふふ」……なんて笑っていた無二の親友（一応男）とさえ、ふと縁を断つことになってしまった。冗談抜きで、俺の生活は、ここで一から始まるらしかった。</text:p>
      <text:p text:style-name="P2">　</text:p>
      <text:p text:style-name="P10">　――――――続き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ＭＳ 明朝" svg:font-family="'ＭＳ 明朝'"/>
    <style:font-face style:name="ＭＳ 明朝1"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style style:name="MT2" style:family="text">
      <style:text-properties fo:font-size="11pt" style:font-size-asian="11pt" style:font-size-complex="11pt"/>
    </style:style>
    <style:page-layout style:name="Mpm1">
      <style:page-layout-properties fo:page-width="29.7cm" fo:page-height="21.001cm" style:num-format="1" style:print-orientation="landscape" fo:margin-top="2cm" fo:margin-bottom="1cm" fo:margin-left="2cm" fo:margin-right="2cm" fo:background-color="transparent" style:writing-mode="lr-tb" style:layout-grid-color="#c0c0c0" style:layout-grid-lines="30" style:layout-grid-base-height="0.45cm" style:layout-grid-ruby-height="0.353cm" style:layout-grid-mode="both" style:layout-grid-ruby-below="false" style:layout-grid-print="tru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pan><text:span text:style-name="MT2"><text:page-number text:select-page="current">7</text:page-number></text:span><text:span text:style-name="MT1">－</text:span></text:p>
      </style:footer>
    </style:master-page>
    <style:master-page style:name="Endnote" style:page-layout-name="Mpm2">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5T12:57:54.32</meta:creation-date>
    <meta:editing-duration>P11DT22H49M50S</meta:editing-duration>
    <meta:editing-cycles>1091</meta:editing-cycles>
    <meta:generator>OpenOffice.org/3.4.1$Win32 OpenOffice.org_project/341m1$Build-9593</meta:generator>
    <dc:date>2013-12-14T09:35:51.01</dc:date>
    <meta:print-date>2013-06-17T06:51:09.91</meta:print-date>
    <meta:document-statistic meta:table-count="0" meta:image-count="0" meta:object-count="0" meta:page-count="8" meta:paragraph-count="104" meta:word-count="5494" meta:character-count="5543"/>
  </office:meta>
</office:document-meta>
</file>